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5">
      <style:paragraph-properties fo:text-align="start" style:justify-single-word="false"/>
      <style:text-properties officeooo:paragraph-rsid="0044d023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2481" officeooo:paragraph-rsid="0030248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d023" officeooo:paragraph-rsid="0044d02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2481" officeooo:paragraph-rsid="00302481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4d023" officeooo:paragraph-rsid="0044d02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officeooo:paragraph-rsid="001c0208" style:font-size-asian="12pt" style:font-size-complex="12pt"/>
    </style:style>
    <style:style style:name="T1" style:family="text">
      <style:text-properties fo:font-weight="bold" officeooo:rsid="003df437" style:font-weight-asian="bold" style:font-weight-complex="bold"/>
    </style:style>
    <style:style style:name="T2" style:family="text">
      <style:text-properties fo:font-weight="bold" officeooo:rsid="00401f2b" style:font-weight-asian="bold" style:font-weight-complex="bold"/>
    </style:style>
    <style:style style:name="T3" style:family="text">
      <style:text-properties fo:font-weight="bold" officeooo:rsid="0044d023" style:font-weight-asian="bold" style:font-weight-complex="bold"/>
    </style:style>
    <style:style style:name="T4" style:family="text">
      <style:text-properties fo:font-weight="bold" officeooo:rsid="00243b85" style:font-weight-asian="bold" style:font-weight-complex="bold"/>
    </style:style>
    <style:style style:name="T5" style:family="text">
      <style:text-properties fo:font-weight="bold" officeooo:rsid="0019eb27" style:font-weight-asian="bold" style:font-weight-complex="bold"/>
    </style:style>
    <style:style style:name="T6" style:family="text">
      <style:text-properties officeooo:rsid="003b2514"/>
    </style:style>
    <style:style style:name="T7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4d023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69fb6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3</text:span><text:span text:style-name="T2">0</text:span><text:span text:style-name="T3">4</text:span><text:span text:style-name="T4"> - </text:span><text:span text:style-name="T5">Flight - </text:span><text:span text:style-name="T3">RWR</text:span></text:p>
      <text:p text:style-name="P2"/>
      <text:p text:style-name="P3">General French stuff</text:p>
      <text:p text:style-name="P5">M = Marche = ON/START</text:p>
      <text:p text:style-name="P5">A = Arrêt = OFF/STOP</text:p>
      <text:p text:style-name="P5">G = Gauche = LEFT</text:p>
      <text:p text:style-name="P5">D = Droit = RIGHT</text:p>
      <text:p text:style-name="P5">L = Lent = SLOW</text:p>
      <text:p text:style-name="P5">R = Rapide = FAST</text:p>
      <text:p text:style-name="P2"/>
      <text:p text:style-name="P4">RWR general info</text:p>
      <text:list xml:id="list3369544480" text:style-name="L4">
        <text:list-item>
          <text:p text:style-name="P6">Higher priority emitters are closer to the center.</text:p>
        </text:list-item>
        <text:list-item>
          <text:p text:style-name="P6">Symbol with "^" over it has launched at you</text:p>
        </text:list-item>
        <text:list-item>
          <text:p text:style-name="P6">Symbol with "_" under it has locked you</text:p>
        </text:list-item>
      </text:list>
      <text:p text:style-name="P4"/>
      <text:p text:style-name="P4"><text:span text:style-name="T6">R</text:span>WR symbols</text:p>
      <text:list xml:id="list2519454867" text:style-name="L5">
        <text:list-item>
          <text:p text:style-name="P1"><text:span text:style-name="T8">Planes:</text:span></text:p>
          <text:list>
            <text:list-item>
              <text:p text:style-name="P1"><text:span text:style-name="T8">14 -- F-14</text:span></text:p>
            </text:list-item>
            <text:list-item>
              <text:p text:style-name="P1"><text:span text:style-name="T8">15 -- F-15</text:span></text:p>
            </text:list-item>
            <text:list-item>
              <text:p text:style-name="P1"><text:span text:style-name="T8">16 -- F-16</text:span></text:p>
            </text:list-item>
            <text:list-item>
              <text:p text:style-name="P1"><text:span text:style-name="T8">18 -- F-18</text:span></text:p>
            </text:list-item>
            <text:list-item>
              <text:p text:style-name="P1"><text:span text:style-name="T8">21 -- MiG-21</text:span></text:p>
            </text:list-item>
            <text:list-item>
              <text:p text:style-name="P1"><text:span text:style-name="T8">23 -- MiG-23</text:span></text:p>
            </text:list-item>
            <text:list-item>
              <text:p text:style-name="P1"><text:span text:style-name="T8">25 -- MiG-25</text:span></text:p>
            </text:list-item>
            <text:list-item>
              <text:p text:style-name="P1"><text:span text:style-name="T8">27 -- Su-27</text:span></text:p>
            </text:list-item>
            <text:list-item>
              <text:p text:style-name="P1"><text:span text:style-name="T8">29 -- MiG-29</text:span><text:span text:style-name="T9"> (and Su-27, Su-33, J-11??)</text:span></text:p>
            </text:list-item>
            <text:list-item>
              <text:p text:style-name="P1"><text:span text:style-name="T8">30 -- Su-30</text:span></text:p>
            </text:list-item>
            <text:list-item>
              <text:p text:style-name="P1"><text:span text:style-name="T8">31 -- MIG-31</text:span></text:p>
            </text:list-item>
            <text:list-item>
              <text:p text:style-name="P1"><text:span text:style-name="T8">33 -- Su-33</text:span></text:p>
            </text:list-item>
            <text:list-item>
              <text:p text:style-name="P1"><text:span text:style-name="T8">34 -- Su-34</text:span></text:p>
            </text:list-item>
            <text:list-item>
              <text:p text:style-name="P1"><text:span text:style-name="T8">50 -- A-50</text:span></text:p>
            </text:list-item>
            <text:list-item>
              <text:p text:style-name="P1"><text:span text:style-name="T8">86 -- F-86F</text:span></text:p>
            </text:list-item>
            <text:list-item>
              <text:p text:style-name="P1"><text:span text:style-name="T8">C1 -- C-101-CC (this plane has no radar, how does the RWR show it??)</text:span></text:p>
            </text:list-item>
            <text:list-item>
              <text:p text:style-name="P1"><text:span text:style-name="T8">E2 -- E-2</text:span></text:p>
            </text:list-item>
            <text:list-item>
              <text:p text:style-name="P1"><text:span text:style-name="T8">E3 -- E-3</text:span></text:p>
            </text:list-item>
            <text:list-item>
              <text:p text:style-name="P1"><text:span text:style-name="T8">F2 -- Tornado</text:span></text:p>
            </text:list-item>
            <text:list-item>
              <text:p text:style-name="P1"><text:span text:style-name="T8">F5 -- F-5E</text:span></text:p>
            </text:list-item>
            <text:list-item>
              <text:p text:style-name="P1"><text:span text:style-name="T8">M2 -- Mirage 2000</text:span></text:p>
            </text:list-item>
          </text:list>
        </text:list-item>
        <text:list-item>
          <text:p text:style-name="P1"><text:span text:style-name="T8">Ground:</text:span></text:p>
          <text:list>
            <text:list-item>
              <text:p text:style-name="P1"><text:span text:style-name="T8">06 -- KUB</text:span></text:p>
            </text:list-item>
            <text:list-item>
              <text:p text:style-name="P1"><text:span text:style-name="T8">A -- Shilka, Gepard, Vulcan</text:span></text:p>
            </text:list-item>
            <text:list-item>
              <text:p text:style-name="P1"><text:span text:style-name="T8">BB -- S300PS</text:span></text:p>
            </text:list-item>
            <text:list-item>
              <text:p text:style-name="P1"><text:span text:style-name="T8">DE -- Dog Ear</text:span></text:p>
            </text:list-item>
            <text:list-item>
              <text:p text:style-name="P1"><text:span text:style-name="T8">HA -- Hawk</text:span></text:p>
            </text:list-item>
            <text:list-item>
              <text:p text:style-name="P1"><text:span text:style-name="T8">HK -- Hawk</text:span></text:p>
            </text:list-item>
            <text:list-item>
              <text:p text:style-name="P1"><text:span text:style-name="T8">S -- EWR_1L13, EWR_55G6, KP_54K6, SA3</text:span></text:p>
            </text:list-item>
            <text:list-item>
              <text:p text:style-name="P1"><text:span text:style-name="T8">S6 -- Tunguska</text:span></text:p>
            </text:list-item>
            <text:list-item>
              <text:p text:style-name="P1"><text:span text:style-name="T8">SD -- BUK</text:span></text:p>
            </text:list-item>
            <text:list-item>
              <text:p text:style-name="P1"><text:span text:style-name="T7">PT </text:span><text:span text:style-name="T8">-- </text:span><text:span text:style-name="T7">Patriot</text:span></text:p>
            </text:list-item>
            <text:list-item>
              <text:p text:style-name="P1"><text:span text:style-name="T7">R15</text:span><text:span text:style-name="T8"> --</text:span><text:span text:style-name="T7"> Tor</text:span></text:p>
            </text:list-item>
            <text:list-item>
              <text:p text:style-name="P1"><text:span text:style-name="T7">RO</text:span><text:span text:style-name="T8"> --</text:span><text:span text:style-name="T7"> Roland</text:span></text:p>
            </text:list-item>
          </text:list>
        </text:list-item>
        <text:list-item>
          <text:p text:style-name="P1"><text:span text:style-name="T7">Naval:</text:span></text:p>
          <text:list>
            <text:list-item>
              <text:p text:style-name="P1"><text:span text:style-name="T7">48 </text:span><text:span text:style-name="T8">-- </text:span><text:span text:style-name="T7">Vinson</text:span></text:p>
            </text:list-item>
            <text:list-item>
              <text:p text:style-name="P1"><text:span text:style-name="T7">49 </text:span><text:span text:style-name="T8">-- </text:span><text:span text:style-name="T7">Perry</text:span></text:p>
            </text:list-item>
            <text:list-item>
              <text:p text:style-name="P1"><text:span text:style-name="T7">AE </text:span><text:span text:style-name="T8">-- </text:span><text:span text:style-name="T7">Ticonderoga</text:span></text:p>
            </text:list-item>
            <text:list-item>
              <text:p text:style-name="P1"><text:span text:style-name="T7">HN </text:span><text:span text:style-name="T8">-- </text:span><text:span text:style-name="T7">Skory</text:span></text:p>
            </text:list-item>
            <text:list-item>
              <text:p text:style-name="P1"><text:span text:style-name="T7">HP </text:span><text:span text:style-name="T8">-- </text:span><text:span text:style-name="T7">Albatros</text:span></text:p>
            </text:list-item>
            <text:list-item>
              <text:p text:style-name="P1"><text:span text:style-name="T7">PS </text:span><text:span text:style-name="T8">-- </text:span><text:span text:style-name="T7">Molniya</text:span></text:p>
            </text:list-item>
            <text:list-item>
              <text:p text:style-name="P1"><text:span text:style-name="T7">SW </text:span><text:span text:style-name="T8">-- </text:span><text:span text:style-name="T7">Kuznetsov</text:span></text:p>
            </text:list-item>
            <text:list-item>
              <text:p text:style-name="P1"><text:span text:style-name="T7">T2 </text:span><text:span text:style-name="T8">-- </text:span><text:span text:style-name="T7">Moscow</text:span></text:p>
            </text:list-item>
            <text:list-item>
              <text:p text:style-name="P1"><text:span text:style-name="T7">TP </text:span><text:span text:style-name="T8">-- </text:span><text:span text:style-name="T7">Rezky, Neutrashimy PS</text:span></text:p>
            </text:list-item>
          </text:list>
        </text:list-item>
        <text:list-item>
          <text:p text:style-name="P1"><text:span text:style-name="T7">Unknown: U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6-26T12:50:31.207000000</dc:date>
    <meta:editing-duration>PT16H28M45S</meta:editing-duration>
    <meta:editing-cycles>5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9" meta:word-count="272" meta:character-count="1012" meta:non-whitespace-character-count="848"/>
  </office:meta>
</office:document-meta>
</file>